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fo:font-weight="bold" officeooo:rsid="0004dc50" officeooo:paragraph-rsid="0004dc50" style:font-size-asian="9.60000038146973pt" style:font-weight-asian="bold" style:font-size-complex="11pt" style:font-weight-complex="bold"/>
    </style:style>
    <style:style style:name="P2" style:family="paragraph" style:parent-style-name="Standard">
      <style:text-properties fo:font-size="11pt" fo:font-weight="bold" officeooo:rsid="001721f0" officeooo:paragraph-rsid="001721f0" style:font-size-asian="9.60000038146973pt" style:font-weight-asian="bold" style:font-size-complex="11pt" style:font-weight-complex="bold"/>
    </style:style>
    <style:style style:name="P3" style:family="paragraph" style:parent-style-name="Standard">
      <style:text-properties fo:font-size="11pt" fo:font-weight="bold" officeooo:rsid="001721f0" officeooo:paragraph-rsid="00188261" style:font-size-asian="9.60000038146973pt" style:font-weight-asian="bold" style:font-size-complex="11pt" style:font-weight-complex="bold"/>
    </style:style>
    <style:style style:name="P4" style:family="paragraph" style:parent-style-name="Standard">
      <style:text-properties fo:font-size="11pt" fo:font-weight="bold" officeooo:rsid="001721f0" officeooo:paragraph-rsid="00196cf8" style:font-size-asian="9.60000038146973pt" style:font-weight-asian="bold" style:font-size-complex="11pt" style:font-weight-complex="bold"/>
    </style:style>
    <style:style style:name="P5" style:family="paragraph" style:parent-style-name="Standard">
      <style:text-properties fo:font-size="11pt" fo:font-weight="bold" officeooo:rsid="00196cf8" officeooo:paragraph-rsid="001a8481" style:font-size-asian="9.60000038146973pt" style:font-weight-asian="bold" style:font-size-complex="11pt" style:font-weight-complex="bold"/>
    </style:style>
    <style:style style:name="P6" style:family="paragraph" style:parent-style-name="Standard">
      <style:text-properties fo:font-size="11pt" fo:font-weight="bold" officeooo:rsid="001ee3cb" officeooo:paragraph-rsid="001ee3cb" style:font-size-asian="9.60000038146973pt" style:font-weight-asian="bold" style:font-size-complex="11pt" style:font-weight-complex="bold"/>
    </style:style>
    <style:style style:name="P7" style:family="paragraph" style:parent-style-name="Standard">
      <style:text-properties fo:font-size="11pt" fo:font-weight="bold" officeooo:rsid="0020a190" officeooo:paragraph-rsid="0020a190" style:font-size-asian="9.60000038146973pt" style:font-weight-asian="bold" style:font-size-complex="11pt" style:font-weight-complex="bold"/>
    </style:style>
    <style:style style:name="P8" style:family="paragraph" style:parent-style-name="Standard">
      <style:text-properties fo:font-size="11pt" fo:font-weight="bold" officeooo:rsid="003193d1" officeooo:paragraph-rsid="0040ff1d" style:font-size-asian="9.60000038146973pt" style:font-weight-asian="bold" style:font-size-complex="11pt" style:font-weight-complex="bold"/>
    </style:style>
    <style:style style:name="P9" style:family="paragraph" style:parent-style-name="Standard">
      <style:text-properties fo:font-size="11pt" fo:font-weight="normal" officeooo:rsid="0009fdab" officeooo:paragraph-rsid="000c4d35" style:font-size-asian="9.60000038146973pt" style:font-weight-asian="normal" style:font-size-complex="11pt" style:font-weight-complex="normal"/>
    </style:style>
    <style:style style:name="P10" style:family="paragraph" style:parent-style-name="Standard">
      <style:text-properties fo:font-size="11pt" fo:font-weight="normal" officeooo:rsid="0009fdab" officeooo:paragraph-rsid="00631920" style:font-size-asian="9.60000038146973pt" style:font-weight-asian="normal" style:font-size-complex="11pt" style:font-weight-complex="normal"/>
    </style:style>
    <style:style style:name="P11" style:family="paragraph" style:parent-style-name="Standard">
      <style:text-properties fo:font-size="11pt" fo:font-weight="normal" officeooo:rsid="000d1370" officeooo:paragraph-rsid="000d1370" style:font-size-asian="9.60000038146973pt" style:font-weight-asian="normal" style:font-size-complex="11pt" style:font-weight-complex="normal"/>
    </style:style>
    <style:style style:name="P12" style:family="paragraph" style:parent-style-name="Standard">
      <style:text-properties fo:font-size="11pt" fo:font-weight="normal" officeooo:rsid="000d1370" officeooo:paragraph-rsid="002a6030" style:font-size-asian="9.60000038146973pt" style:font-weight-asian="normal" style:font-size-complex="11pt" style:font-weight-complex="normal"/>
    </style:style>
    <style:style style:name="P13" style:family="paragraph" style:parent-style-name="Standard">
      <style:text-properties fo:font-size="11pt" fo:font-weight="normal" officeooo:rsid="000c4d35" officeooo:paragraph-rsid="002a6030" style:font-size-asian="9.60000038146973pt" style:font-weight-asian="normal" style:font-size-complex="11pt" style:font-weight-complex="normal"/>
    </style:style>
    <style:style style:name="P14" style:family="paragraph" style:parent-style-name="Standard">
      <style:text-properties fo:font-size="11pt" fo:font-weight="normal" officeooo:rsid="000c4d35" officeooo:paragraph-rsid="002bc6e2" style:font-size-asian="9.60000038146973pt" style:font-weight-asian="normal" style:font-size-complex="11pt" style:font-weight-complex="normal"/>
    </style:style>
    <style:style style:name="P15" style:family="paragraph" style:parent-style-name="Standard">
      <style:text-properties fo:font-size="11pt" fo:font-weight="normal" officeooo:rsid="001721f0" officeooo:paragraph-rsid="00188261" style:font-size-asian="9.60000038146973pt" style:font-weight-asian="normal" style:font-size-complex="11pt" style:font-weight-complex="normal"/>
    </style:style>
    <style:style style:name="P16" style:family="paragraph" style:parent-style-name="Standard">
      <style:text-properties fo:font-size="11pt" fo:font-weight="normal" officeooo:rsid="001721f0" officeooo:paragraph-rsid="00196cf8" style:font-size-asian="9.60000038146973pt" style:font-weight-asian="normal" style:font-size-complex="11pt" style:font-weight-complex="normal"/>
    </style:style>
    <style:style style:name="P17" style:family="paragraph" style:parent-style-name="Standard">
      <style:text-properties fo:font-size="11pt" fo:font-weight="normal" officeooo:rsid="00196cf8" officeooo:paragraph-rsid="00196cf8" style:font-size-asian="9.60000038146973pt" style:font-weight-asian="normal" style:font-size-complex="11pt" style:font-weight-complex="normal"/>
    </style:style>
    <style:style style:name="P18" style:family="paragraph" style:parent-style-name="Standard">
      <style:text-properties fo:font-size="11pt" fo:font-weight="normal" officeooo:rsid="001a078c" officeooo:paragraph-rsid="001a8481" style:font-size-asian="9.60000038146973pt" style:font-weight-asian="normal" style:font-size-complex="11pt" style:font-weight-complex="normal"/>
    </style:style>
    <style:style style:name="P19" style:family="paragraph" style:parent-style-name="Standard">
      <style:text-properties fo:font-size="11pt" fo:font-weight="normal" officeooo:rsid="001d7b08" officeooo:paragraph-rsid="001a8481" style:font-size-asian="9.60000038146973pt" style:font-weight-asian="normal" style:font-size-complex="11pt" style:font-weight-complex="normal"/>
    </style:style>
    <style:style style:name="P20" style:family="paragraph" style:parent-style-name="Standard">
      <style:text-properties fo:font-size="11pt" fo:font-weight="normal" officeooo:rsid="001ee3cb" officeooo:paragraph-rsid="001ee3cb" style:font-size-asian="9.60000038146973pt" style:font-weight-asian="normal" style:font-size-complex="11pt" style:font-weight-complex="normal"/>
    </style:style>
    <style:style style:name="P21" style:family="paragraph" style:parent-style-name="Standard">
      <style:text-properties fo:font-size="11pt" fo:font-weight="normal" officeooo:rsid="00208093" officeooo:paragraph-rsid="00208093" style:font-size-asian="9.60000038146973pt" style:font-weight-asian="normal" style:font-size-complex="11pt" style:font-weight-complex="normal"/>
    </style:style>
    <style:style style:name="P22" style:family="paragraph" style:parent-style-name="Standard">
      <style:text-properties fo:font-size="11pt" fo:font-weight="normal" officeooo:rsid="0022003c" officeooo:paragraph-rsid="0004dc50" style:font-size-asian="9.60000038146973pt" style:font-weight-asian="normal" style:font-size-complex="11pt" style:font-weight-complex="normal"/>
    </style:style>
    <style:style style:name="P23" style:family="paragraph" style:parent-style-name="Standard">
      <style:text-properties fo:font-size="11pt" fo:font-weight="normal" officeooo:rsid="0004dc50" officeooo:paragraph-rsid="0004dc50" style:font-size-asian="9.60000038146973pt" style:font-weight-asian="normal" style:font-size-complex="11pt" style:font-weight-complex="normal"/>
    </style:style>
    <style:style style:name="P24" style:family="paragraph" style:parent-style-name="Standard">
      <style:text-properties fo:font-size="11pt" fo:font-weight="normal" officeooo:rsid="00631920" officeooo:paragraph-rsid="00631920" style:font-size-asian="9.60000038146973pt" style:font-weight-asian="normal" style:font-size-complex="11pt" style:font-weight-complex="normal"/>
    </style:style>
    <style:style style:name="P25" style:family="paragraph" style:parent-style-name="Standard">
      <style:text-properties fo:font-size="11pt" fo:font-weight="normal" officeooo:rsid="00106de5" officeooo:paragraph-rsid="00712456" style:font-size-asian="9.60000038146973pt" style:font-weight-asian="normal" style:font-size-complex="11pt" style:font-weight-complex="normal"/>
    </style:style>
    <style:style style:name="P26" style:family="paragraph" style:parent-style-name="Standard">
      <style:text-properties fo:font-size="11pt" fo:font-style="italic" fo:font-weight="bold" officeooo:rsid="003193d1" officeooo:paragraph-rsid="0040ff1d" style:font-size-asian="9.60000038146973pt" style:font-style-asian="italic" style:font-weight-asian="bold" style:font-size-complex="11pt" style:font-style-complex="italic" style:font-weight-complex="bold"/>
    </style:style>
    <style:style style:name="P27" style:family="paragraph" style:parent-style-name="Standard">
      <style:text-properties fo:font-size="11pt" fo:font-style="italic" fo:font-weight="normal" officeooo:rsid="0033344f" officeooo:paragraph-rsid="0040ff1d" style:font-size-asian="9.60000038146973pt" style:font-style-asian="italic" style:font-weight-asian="normal" style:font-size-complex="11pt" style:font-style-complex="italic" style:font-weight-complex="normal"/>
    </style:style>
    <style:style style:name="P28" style:family="paragraph" style:parent-style-name="Standard">
      <style:text-properties fo:font-size="11pt" fo:font-style="italic" fo:font-weight="normal" officeooo:rsid="003603c2" officeooo:paragraph-rsid="0040ff1d" style:font-size-asian="9.60000038146973pt" style:font-style-asian="italic" style:font-weight-asian="normal" style:font-size-complex="11pt" style:font-style-complex="italic" style:font-weight-complex="normal"/>
    </style:style>
    <style:style style:name="P29" style:family="paragraph" style:parent-style-name="Standard">
      <style:text-properties fo:font-size="11pt" fo:font-style="italic" fo:font-weight="normal" officeooo:rsid="003193d1" officeooo:paragraph-rsid="0040ff1d" style:font-size-asian="9.60000038146973pt" style:font-style-asian="italic" style:font-weight-asian="normal" style:font-size-complex="11pt" style:font-style-complex="italic" style:font-weight-complex="normal"/>
    </style:style>
    <style:style style:name="P30" style:family="paragraph" style:parent-style-name="Standard">
      <style:text-properties fo:font-size="11pt" fo:font-style="italic" fo:font-weight="normal" officeooo:rsid="004b98ab" officeooo:paragraph-rsid="004b98ab" style:font-size-asian="9.60000038146973pt" style:font-style-asian="italic" style:font-weight-asian="normal" style:font-size-complex="11pt" style:font-style-complex="italic" style:font-weight-complex="normal"/>
    </style:style>
    <style:style style:name="P31" style:family="paragraph" style:parent-style-name="Standard">
      <style:text-properties fo:font-size="11pt" fo:font-style="italic" fo:font-weight="normal" officeooo:rsid="004c6e7c" officeooo:paragraph-rsid="004c6e7c" style:font-size-asian="9.60000038146973pt" style:font-style-asian="italic" style:font-weight-asian="normal" style:font-size-complex="11pt" style:font-style-complex="italic" style:font-weight-complex="normal"/>
    </style:style>
    <style:style style:name="P32" style:family="paragraph" style:parent-style-name="Standard">
      <style:text-properties fo:font-size="11pt" fo:font-style="italic" fo:font-weight="normal" officeooo:rsid="004fe870" officeooo:paragraph-rsid="004fe870" style:font-size-asian="9.60000038146973pt" style:font-style-asian="italic" style:font-weight-asian="normal" style:font-size-complex="11pt" style:font-style-complex="italic" style:font-weight-complex="normal"/>
    </style:style>
    <style:style style:name="P33" style:family="paragraph" style:parent-style-name="Standard">
      <style:text-properties fo:font-size="11pt" fo:font-style="italic" fo:font-weight="normal" officeooo:rsid="004fe870" officeooo:paragraph-rsid="005862d9" style:font-size-asian="9.60000038146973pt" style:font-style-asian="italic" style:font-weight-asian="normal" style:font-size-complex="11pt" style:font-style-complex="italic" style:font-weight-complex="normal"/>
    </style:style>
    <style:style style:name="P34" style:family="paragraph" style:parent-style-name="Standard">
      <style:text-properties fo:font-size="11pt" fo:font-style="italic" fo:font-weight="normal" officeooo:rsid="004fe870" officeooo:paragraph-rsid="005b41bd" style:font-size-asian="9.60000038146973pt" style:font-style-asian="italic" style:font-weight-asian="normal" style:font-size-complex="11pt" style:font-style-complex="italic" style:font-weight-complex="normal"/>
    </style:style>
    <style:style style:name="P35" style:family="paragraph" style:parent-style-name="Standard">
      <style:text-properties fo:font-size="11pt" fo:font-style="italic" fo:font-weight="normal" officeooo:rsid="005c4aac" officeooo:paragraph-rsid="005c4aac" style:font-size-asian="9.60000038146973pt" style:font-style-asian="italic" style:font-weight-asian="normal" style:font-size-complex="11pt" style:font-style-complex="italic" style:font-weight-complex="normal"/>
    </style:style>
    <style:style style:name="P36" style:family="paragraph" style:parent-style-name="Standard">
      <style:text-properties fo:font-size="11pt" fo:font-style="normal" fo:font-weight="normal" officeooo:rsid="00361fcf" officeooo:paragraph-rsid="0040ff1d" style:font-size-asian="9.60000038146973pt" style:font-style-asian="normal" style:font-weight-asian="normal" style:font-size-complex="11pt" style:font-style-complex="normal" style:font-weight-complex="normal"/>
    </style:style>
    <style:style style:name="P37" style:family="paragraph" style:parent-style-name="Standard">
      <style:text-properties fo:font-size="11pt" fo:font-style="normal" fo:font-weight="normal" officeooo:rsid="00333379" officeooo:paragraph-rsid="0040ff1d" style:font-size-asian="9.60000038146973pt" style:font-style-asian="normal" style:font-weight-asian="normal" style:font-size-complex="11pt" style:font-style-complex="normal" style:font-weight-complex="normal"/>
    </style:style>
    <style:style style:name="P38" style:family="paragraph" style:parent-style-name="Standard">
      <style:text-properties fo:font-size="11pt" fo:font-style="normal" fo:font-weight="normal" officeooo:rsid="0031b15a" officeooo:paragraph-rsid="0040ff1d" style:font-size-asian="9.60000038146973pt" style:font-style-asian="normal" style:font-weight-asian="normal" style:font-size-complex="11pt" style:font-style-complex="normal" style:font-weight-complex="normal"/>
    </style:style>
    <style:style style:name="P39" style:family="paragraph" style:parent-style-name="Standard">
      <style:text-properties fo:font-size="11pt" fo:font-style="normal" fo:font-weight="normal" officeooo:rsid="003511ba" officeooo:paragraph-rsid="0040ff1d" style:font-size-asian="9.60000038146973pt" style:font-style-asian="normal" style:font-weight-asian="normal" style:font-size-complex="11pt" style:font-style-complex="normal" style:font-weight-complex="normal"/>
    </style:style>
    <style:style style:name="P40" style:family="paragraph" style:parent-style-name="Standard">
      <style:text-properties fo:font-size="11pt" fo:font-style="normal" fo:font-weight="normal" officeooo:rsid="00377215" officeooo:paragraph-rsid="0040ff1d" style:font-size-asian="9.60000038146973pt" style:font-style-asian="normal" style:font-weight-asian="normal" style:font-size-complex="11pt" style:font-style-complex="normal" style:font-weight-complex="normal"/>
    </style:style>
    <style:style style:name="P41" style:family="paragraph" style:parent-style-name="Standard">
      <style:text-properties fo:font-size="11pt" fo:font-style="normal" fo:font-weight="normal" officeooo:rsid="003405e4" officeooo:paragraph-rsid="0020a190" style:font-size-asian="9.60000038146973pt" style:font-style-asian="normal" style:font-weight-asian="normal" style:font-size-complex="11pt" style:font-style-complex="normal" style:font-weight-complex="normal"/>
    </style:style>
    <style:style style:name="P42" style:family="paragraph" style:parent-style-name="Standard">
      <style:text-properties fo:font-size="11pt" fo:font-style="normal" fo:font-weight="normal" officeooo:rsid="004410e1" officeooo:paragraph-rsid="004410e1" style:font-size-asian="9.60000038146973pt" style:font-style-asian="normal" style:font-weight-asian="normal" style:font-size-complex="11pt" style:font-style-complex="normal" style:font-weight-complex="normal"/>
    </style:style>
    <style:style style:name="P43" style:family="paragraph" style:parent-style-name="Standard">
      <style:text-properties fo:font-size="11pt" fo:font-style="normal" fo:font-weight="normal" officeooo:rsid="00498594" officeooo:paragraph-rsid="00498594" style:font-size-asian="9.60000038146973pt" style:font-style-asian="normal" style:font-weight-asian="normal" style:font-size-complex="11pt" style:font-style-complex="normal" style:font-weight-complex="normal"/>
    </style:style>
    <style:style style:name="P44" style:family="paragraph" style:parent-style-name="Standard">
      <style:text-properties fo:font-size="11pt" fo:font-style="normal" fo:font-weight="normal" officeooo:rsid="004b98ab" officeooo:paragraph-rsid="004b98ab" style:font-size-asian="9.60000038146973pt" style:font-style-asian="normal" style:font-weight-asian="normal" style:font-size-complex="11pt" style:font-style-complex="normal" style:font-weight-complex="normal"/>
    </style:style>
    <style:style style:name="P45" style:family="paragraph" style:parent-style-name="Standard">
      <style:text-properties fo:font-size="11pt" fo:font-style="normal" fo:font-weight="normal" officeooo:rsid="004c6e7c" officeooo:paragraph-rsid="004c6e7c" style:font-size-asian="9.60000038146973pt" style:font-style-asian="normal" style:font-weight-asian="normal" style:font-size-complex="11pt" style:font-style-complex="normal" style:font-weight-complex="normal"/>
    </style:style>
    <style:style style:name="P46" style:family="paragraph" style:parent-style-name="Standard">
      <style:text-properties fo:font-size="11pt" fo:font-style="normal" fo:font-weight="normal" officeooo:rsid="003fa57c" officeooo:paragraph-rsid="0040ff1d" style:font-size-asian="9.60000038146973pt" style:font-style-asian="normal" style:font-weight-asian="normal" style:font-size-complex="11pt" style:font-style-complex="normal" style:font-weight-complex="normal"/>
    </style:style>
    <style:style style:name="P47" style:family="paragraph" style:parent-style-name="Standard">
      <style:text-properties fo:font-size="11pt" fo:font-style="normal" fo:font-weight="normal" officeooo:rsid="004e49fa" officeooo:paragraph-rsid="004e49fa" style:font-size-asian="9.60000038146973pt" style:font-style-asian="normal" style:font-weight-asian="normal" style:font-size-complex="11pt" style:font-style-complex="normal" style:font-weight-complex="normal"/>
    </style:style>
    <style:style style:name="P48" style:family="paragraph" style:parent-style-name="Standard">
      <style:text-properties fo:font-size="11pt" fo:font-style="normal" fo:font-weight="bold" officeooo:rsid="004410e1" officeooo:paragraph-rsid="004410e1" style:font-size-asian="9.60000038146973pt" style:font-style-asian="normal" style:font-weight-asian="bold" style:font-size-complex="11pt" style:font-style-complex="normal" style:font-weight-complex="bold"/>
    </style:style>
    <style:style style:name="P49" style:family="paragraph" style:parent-style-name="Standard">
      <style:text-properties fo:font-size="11pt" fo:font-style="normal" fo:font-weight="bold" officeooo:rsid="004c6e7c" officeooo:paragraph-rsid="004c6e7c" style:font-size-asian="9.60000038146973pt" style:font-style-asian="normal" style:font-weight-asian="bold" style:font-size-complex="11pt" style:font-style-complex="normal" style:font-weight-complex="bold"/>
    </style:style>
    <style:style style:name="P50" style:family="paragraph" style:parent-style-name="Standard">
      <style:text-properties fo:font-size="11pt" fo:font-style="normal" fo:font-weight="bold" officeooo:rsid="004e49fa" officeooo:paragraph-rsid="004e49fa" style:font-size-asian="9.60000038146973pt" style:font-style-asian="normal" style:font-weight-asian="bold" style:font-size-complex="11pt" style:font-style-complex="normal" style:font-weight-complex="bold"/>
    </style:style>
    <style:style style:name="P51" style:family="paragraph" style:parent-style-name="Standard">
      <style:text-properties fo:font-size="11pt" fo:font-weight="normal" officeooo:rsid="006d92b4" officeooo:paragraph-rsid="00631920" style:font-size-asian="9.60000038146973pt" style:font-weight-asian="normal" style:font-size-complex="11pt" style:font-weight-complex="normal"/>
    </style:style>
    <style:style style:name="P52" style:family="paragraph" style:parent-style-name="Standard">
      <style:text-properties fo:font-size="11pt" fo:font-style="normal" fo:font-weight="normal" officeooo:rsid="005081ee" officeooo:paragraph-rsid="004fe870" style:font-size-asian="9.60000038146973pt" style:font-style-asian="normal" style:font-weight-asian="normal" style:font-size-complex="11pt" style:font-style-complex="normal" style:font-weight-complex="normal"/>
    </style:style>
    <style:style style:name="P53" style:family="paragraph" style:parent-style-name="Standard">
      <style:text-properties fo:font-size="11pt" fo:font-style="normal" fo:font-weight="normal" officeooo:rsid="005299eb" officeooo:paragraph-rsid="004fe870" style:font-size-asian="9.60000038146973pt" style:font-style-asian="normal" style:font-weight-asian="normal" style:font-size-complex="11pt" style:font-style-complex="normal" style:font-weight-complex="normal"/>
    </style:style>
    <style:style style:name="P54" style:family="paragraph" style:parent-style-name="Standard">
      <style:text-properties fo:font-size="11pt" fo:font-style="normal" fo:font-weight="normal" officeooo:rsid="005299eb" officeooo:paragraph-rsid="005299eb" style:font-size-asian="9.60000038146973pt" style:font-style-asian="normal" style:font-weight-asian="normal" style:font-size-complex="11pt" style:font-style-complex="normal" style:font-weight-complex="normal"/>
    </style:style>
    <style:style style:name="P55" style:family="paragraph" style:parent-style-name="Standard">
      <style:text-properties fo:font-size="11pt" fo:font-style="normal" fo:font-weight="normal" officeooo:rsid="00566c5e" officeooo:paragraph-rsid="005862d9" style:font-size-asian="9.60000038146973pt" style:font-style-asian="normal" style:font-weight-asian="normal" style:font-size-complex="11pt" style:font-style-complex="normal" style:font-weight-complex="normal"/>
    </style:style>
    <style:style style:name="P56" style:family="paragraph" style:parent-style-name="Standard">
      <style:text-properties fo:font-size="11pt" fo:font-style="normal" fo:font-weight="normal" officeooo:rsid="005ae347" officeooo:paragraph-rsid="005b41bd" style:font-size-asian="9.60000038146973pt" style:font-style-asian="normal" style:font-weight-asian="normal" style:font-size-complex="11pt" style:font-style-complex="normal" style:font-weight-complex="normal"/>
    </style:style>
    <style:style style:name="P57" style:family="paragraph" style:parent-style-name="Standard">
      <style:text-properties fo:font-size="11pt" fo:font-style="normal" fo:font-weight="normal" officeooo:rsid="005b41bd" officeooo:paragraph-rsid="005b41bd" style:font-size-asian="9.60000038146973pt" style:font-style-asian="normal" style:font-weight-asian="normal" style:font-size-complex="11pt" style:font-style-complex="normal" style:font-weight-complex="normal"/>
    </style:style>
    <style:style style:name="P58" style:family="paragraph" style:parent-style-name="Standard">
      <style:text-properties fo:font-size="11pt" fo:font-style="normal" fo:font-weight="normal" officeooo:rsid="0004dc50" officeooo:paragraph-rsid="008a62f6" style:font-size-asian="9.60000038146973pt" style:font-style-asian="normal" style:font-weight-asian="normal" style:font-size-complex="11pt" style:font-style-complex="normal" style:font-weight-complex="normal"/>
    </style:style>
    <style:style style:name="P59" style:family="paragraph" style:parent-style-name="Standard">
      <style:text-properties fo:font-size="11pt" fo:font-style="normal" fo:font-weight="normal" officeooo:rsid="0004dc50" officeooo:paragraph-rsid="0099531c" style:font-size-asian="9.60000038146973pt" style:font-style-asian="normal" style:font-weight-asian="normal" style:font-size-complex="11pt" style:font-style-complex="normal" style:font-weight-complex="normal"/>
    </style:style>
    <style:style style:name="P60" style:family="paragraph" style:parent-style-name="Standard">
      <style:text-properties fo:font-size="11pt" fo:font-style="normal" fo:font-weight="normal" officeooo:rsid="00904141" officeooo:paragraph-rsid="00904141" style:font-size-asian="9.60000038146973pt" style:font-style-asian="normal" style:font-weight-asian="normal" style:font-size-complex="11pt" style:font-style-complex="normal" style:font-weight-complex="normal"/>
    </style:style>
    <style:style style:name="P61" style:family="paragraph" style:parent-style-name="Standard">
      <style:text-properties fo:font-size="11pt" fo:font-style="normal" fo:font-weight="normal" officeooo:rsid="00904141" officeooo:paragraph-rsid="009eb4ee" style:font-size-asian="9.60000038146973pt" style:font-style-asian="normal" style:font-weight-asian="normal" style:font-size-complex="11pt" style:font-style-complex="normal" style:font-weight-complex="normal"/>
    </style:style>
    <style:style style:name="P62" style:family="paragraph" style:parent-style-name="Standard">
      <style:text-properties fo:font-size="11pt" fo:font-style="normal" fo:font-weight="normal" officeooo:rsid="0090d669" officeooo:paragraph-rsid="0090d669" style:font-size-asian="9.60000038146973pt" style:font-style-asian="normal" style:font-weight-asian="normal" style:font-size-complex="11pt" style:font-style-complex="normal" style:font-weight-complex="normal"/>
    </style:style>
    <style:style style:name="P63" style:family="paragraph" style:parent-style-name="Standard">
      <style:text-properties fo:font-size="11pt" fo:font-style="normal" fo:font-weight="normal" officeooo:rsid="0093bf9c" officeooo:paragraph-rsid="0090d669" style:font-size-asian="9.60000038146973pt" style:font-style-asian="normal" style:font-weight-asian="normal" style:font-size-complex="11pt" style:font-style-complex="normal" style:font-weight-complex="normal"/>
    </style:style>
    <style:style style:name="P64" style:family="paragraph" style:parent-style-name="Standard">
      <style:text-properties fo:font-size="11pt" fo:font-style="normal" fo:font-weight="bold" officeooo:rsid="004fa815" officeooo:paragraph-rsid="004fa815" style:font-size-asian="9.60000038146973pt" style:font-style-asian="normal" style:font-weight-asian="bold" style:font-size-complex="11pt" style:font-style-complex="normal" style:font-weight-complex="bold"/>
    </style:style>
    <style:style style:name="P65" style:family="paragraph" style:parent-style-name="Standard">
      <style:text-properties fo:font-size="11pt" fo:font-style="italic" fo:font-weight="normal" officeooo:rsid="005862d9" officeooo:paragraph-rsid="005862d9" style:font-size-asian="9.60000038146973pt" style:font-style-asian="italic" style:font-weight-asian="normal" style:font-size-complex="11pt" style:font-style-complex="italic" style:font-weight-complex="normal"/>
    </style:style>
    <style:style style:name="T1" style:family="text">
      <style:text-properties officeooo:rsid="000687fc"/>
    </style:style>
    <style:style style:name="T2" style:family="text">
      <style:text-properties officeooo:rsid="000c4d35"/>
    </style:style>
    <style:style style:name="T3" style:family="text">
      <style:text-properties officeooo:rsid="000efcd8"/>
    </style:style>
    <style:style style:name="T4" style:family="text">
      <style:text-properties fo:font-weight="normal" style:font-weight-asian="normal" style:font-weight-complex="normal"/>
    </style:style>
    <style:style style:name="T5" style:family="text">
      <style:text-properties fo:font-weight="normal" officeooo:rsid="0018236a" style:font-weight-asian="normal" style:font-weight-complex="normal"/>
    </style:style>
    <style:style style:name="T6" style:family="text">
      <style:text-properties fo:font-weight="normal" officeooo:rsid="00186e67" style:font-weight-asian="normal" style:font-weight-complex="normal"/>
    </style:style>
    <style:style style:name="T7" style:family="text">
      <style:text-properties fo:font-weight="normal" officeooo:rsid="00188261" style:font-weight-asian="normal" style:font-weight-complex="normal"/>
    </style:style>
    <style:style style:name="T8" style:family="text">
      <style:text-properties fo:font-weight="normal" officeooo:rsid="00196cf8" style:font-weight-asian="normal" style:font-weight-complex="normal"/>
    </style:style>
    <style:style style:name="T9" style:family="text">
      <style:text-properties fo:font-weight="normal" officeooo:rsid="001a078c" style:font-weight-asian="normal" style:font-weight-complex="normal"/>
    </style:style>
    <style:style style:name="T10" style:family="text">
      <style:text-properties fo:font-weight="normal" officeooo:rsid="001a8481" style:font-weight-asian="normal" style:font-weight-complex="normal"/>
    </style:style>
    <style:style style:name="T11" style:family="text">
      <style:text-properties fo:font-weight="normal" officeooo:rsid="001ba60a" style:font-weight-asian="normal" style:font-weight-complex="normal"/>
    </style:style>
    <style:style style:name="T12" style:family="text">
      <style:text-properties fo:font-weight="normal" officeooo:rsid="001d7b08" style:font-weight-asian="normal" style:font-weight-complex="normal"/>
    </style:style>
    <style:style style:name="T13" style:family="text">
      <style:text-properties fo:font-weight="normal" officeooo:rsid="001f6c94" style:font-weight-asian="normal" style:font-weight-complex="normal"/>
    </style:style>
    <style:style style:name="T14" style:family="text">
      <style:text-properties fo:font-weight="normal" officeooo:rsid="002017c0" style:font-weight-asian="normal" style:font-weight-complex="normal"/>
    </style:style>
    <style:style style:name="T15" style:family="text">
      <style:text-properties fo:font-weight="normal" officeooo:rsid="0022003c" style:font-weight-asian="normal" style:font-weight-complex="normal"/>
    </style:style>
    <style:style style:name="T16" style:family="text">
      <style:text-properties fo:font-weight="normal" officeooo:rsid="0023e8fe" style:font-weight-asian="normal" style:font-weight-complex="normal"/>
    </style:style>
    <style:style style:name="T17" style:family="text">
      <style:text-properties fo:font-weight="normal" officeooo:rsid="007cafda" style:font-weight-asian="normal" style:font-weight-complex="normal"/>
    </style:style>
    <style:style style:name="T18" style:family="text">
      <style:text-properties fo:font-weight="normal" officeooo:rsid="007fc16e" style:font-weight-asian="normal" style:font-weight-complex="normal"/>
    </style:style>
    <style:style style:name="T19" style:family="text">
      <style:text-properties fo:font-weight="normal" officeooo:rsid="0080ada6" style:font-weight-asian="normal" style:font-weight-complex="normal"/>
    </style:style>
    <style:style style:name="T20" style:family="text">
      <style:text-properties fo:font-weight="normal" officeooo:rsid="008439b7" style:font-weight-asian="normal" style:font-weight-complex="normal"/>
    </style:style>
    <style:style style:name="T21" style:family="text">
      <style:text-properties officeooo:rsid="00293f04"/>
    </style:style>
    <style:style style:name="T22" style:family="text">
      <style:text-properties officeooo:rsid="002a6030"/>
    </style:style>
    <style:style style:name="T23" style:family="text">
      <style:text-properties officeooo:rsid="002d9338"/>
    </style:style>
    <style:style style:name="T24" style:family="text">
      <style:text-properties officeooo:rsid="002f4087"/>
    </style:style>
    <style:style style:name="T25" style:family="text">
      <style:text-properties fo:font-style="normal" style:font-style-asian="normal" style:font-style-complex="normal"/>
    </style:style>
    <style:style style:name="T26" style:family="text">
      <style:text-properties fo:font-style="normal" officeooo:rsid="003405e4" style:font-style-asian="normal" style:font-style-complex="normal"/>
    </style:style>
    <style:style style:name="T27" style:family="text">
      <style:text-properties fo:font-style="normal" officeooo:rsid="003511ba" style:font-style-asian="normal" style:font-style-complex="normal"/>
    </style:style>
    <style:style style:name="T28" style:family="text">
      <style:text-properties fo:font-style="normal" officeooo:rsid="003aa516" style:font-style-asian="normal" style:font-style-complex="normal"/>
    </style:style>
    <style:style style:name="T29" style:family="text">
      <style:text-properties fo:font-style="normal" officeooo:rsid="005081ee" style:font-style-asian="normal" style:font-style-complex="normal"/>
    </style:style>
    <style:style style:name="T30" style:family="text">
      <style:text-properties fo:font-style="normal" officeooo:rsid="00519082" style:font-style-asian="normal" style:font-style-complex="normal"/>
    </style:style>
    <style:style style:name="T31" style:family="text">
      <style:text-properties fo:font-style="normal" officeooo:rsid="005299eb" style:font-style-asian="normal" style:font-style-complex="normal"/>
    </style:style>
    <style:style style:name="T32" style:family="text">
      <style:text-properties fo:font-style="normal" officeooo:rsid="00566c5e" style:font-style-asian="normal" style:font-style-complex="normal"/>
    </style:style>
    <style:style style:name="T33" style:family="text">
      <style:text-properties fo:font-style="normal" officeooo:rsid="005862d9" style:font-style-asian="normal" style:font-style-complex="normal"/>
    </style:style>
    <style:style style:name="T34" style:family="text">
      <style:text-properties fo:font-style="normal" officeooo:rsid="00596262" style:font-style-asian="normal" style:font-style-complex="normal"/>
    </style:style>
    <style:style style:name="T35" style:family="text">
      <style:text-properties fo:font-style="normal" officeooo:rsid="005ae347" style:font-style-asian="normal" style:font-style-complex="normal"/>
    </style:style>
    <style:style style:name="T36" style:family="text">
      <style:text-properties fo:font-style="normal" officeooo:rsid="005b41bd" style:font-style-asian="normal" style:font-style-complex="normal"/>
    </style:style>
    <style:style style:name="T37" style:family="text">
      <style:text-properties fo:font-style="normal" officeooo:rsid="005d3b7a" style:font-style-asian="normal" style:font-style-complex="normal"/>
    </style:style>
    <style:style style:name="T38" style:family="text">
      <style:text-properties fo:font-style="normal" officeooo:rsid="00720842" style:font-style-asian="normal" style:font-style-complex="normal"/>
    </style:style>
    <style:style style:name="T39" style:family="text">
      <style:text-properties fo:font-style="normal" officeooo:rsid="007b065a"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31b15a" style:font-style-asian="normal" style:font-weight-asian="normal" style:font-style-complex="normal" style:font-weight-complex="normal"/>
    </style:style>
    <style:style style:name="T42" style:family="text">
      <style:text-properties fo:font-style="normal" fo:font-weight="normal" officeooo:rsid="00333379" style:font-style-asian="normal" style:font-weight-asian="normal" style:font-style-complex="normal" style:font-weight-complex="normal"/>
    </style:style>
    <style:style style:name="T43" style:family="text">
      <style:text-properties fo:font-style="normal" fo:font-weight="normal" officeooo:rsid="003e3d5a" style:font-style-asian="normal" style:font-weight-asian="normal" style:font-style-complex="normal" style:font-weight-complex="normal"/>
    </style:style>
    <style:style style:name="T44" style:family="text">
      <style:text-properties officeooo:rsid="00361fcf"/>
    </style:style>
    <style:style style:name="T45" style:family="text">
      <style:text-properties officeooo:rsid="003705ad"/>
    </style:style>
    <style:style style:name="T46" style:family="text">
      <style:text-properties officeooo:rsid="00377215"/>
    </style:style>
    <style:style style:name="T47" style:family="text">
      <style:text-properties officeooo:rsid="003e3d5a"/>
    </style:style>
    <style:style style:name="T48" style:family="text">
      <style:text-properties officeooo:rsid="003e5804"/>
    </style:style>
    <style:style style:name="T49" style:family="text">
      <style:text-properties officeooo:rsid="004272aa"/>
    </style:style>
    <style:style style:name="T50" style:family="text">
      <style:text-properties officeooo:rsid="004370cd"/>
    </style:style>
    <style:style style:name="T51" style:family="text">
      <style:text-properties officeooo:rsid="0044dcaf"/>
    </style:style>
    <style:style style:name="T52" style:family="text">
      <style:text-properties officeooo:rsid="00455d61"/>
    </style:style>
    <style:style style:name="T53" style:family="text">
      <style:text-properties officeooo:rsid="004aa00e"/>
    </style:style>
    <style:style style:name="T54" style:family="text">
      <style:text-properties officeooo:rsid="004f395a"/>
    </style:style>
    <style:style style:name="T55" style:family="text">
      <style:text-properties officeooo:rsid="00615b80"/>
    </style:style>
    <style:style style:name="T56" style:family="text">
      <style:text-properties officeooo:rsid="0063ecbb"/>
    </style:style>
    <style:style style:name="T57" style:family="text">
      <style:text-properties officeooo:rsid="0065f356"/>
    </style:style>
    <style:style style:name="T58" style:family="text">
      <style:text-properties officeooo:rsid="0066c4f9"/>
    </style:style>
    <style:style style:name="T59" style:family="text">
      <style:text-properties officeooo:rsid="006e8b7c"/>
    </style:style>
    <style:style style:name="T60" style:family="text">
      <style:text-properties officeooo:rsid="00702d92"/>
    </style:style>
    <style:style style:name="T61" style:family="text">
      <style:text-properties officeooo:rsid="00712456"/>
    </style:style>
    <style:style style:name="T62" style:family="text">
      <style:text-properties officeooo:rsid="00747981"/>
    </style:style>
    <style:style style:name="T63" style:family="text">
      <style:text-properties officeooo:rsid="0081f9d3"/>
    </style:style>
    <style:style style:name="T64" style:family="text">
      <style:text-properties officeooo:rsid="008292ba"/>
    </style:style>
    <style:style style:name="T65" style:family="text">
      <style:text-properties officeooo:rsid="0091fd8d"/>
    </style:style>
    <style:style style:name="T66" style:family="text">
      <style:text-properties officeooo:rsid="009eb4ee"/>
    </style:style>
    <style:style style:name="T67" style:family="text">
      <style:text-properties officeooo:rsid="009ff1a0"/>
    </style:style>
    <style:style style:name="T68" style:family="text">
      <style:text-properties officeooo:rsid="00a03a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3D printing?</text:p>
      <text:p text:style-name="P23">3D printer technology has been evolving since the process was first patented in the 1980’s. Since then, many different iterations have been created that rely on vastly different processes. However, the base principle remains the same. The output is a 3D model commonly, but not excluded to a plastic material, that is conceived through the formation of successive layers. <text:span text:style-name="T1">Alternatively it is known as additive manufacturing, opposed to CNC milling, which forms objects by cutting away raw material. </text:span></text:p>
      <text:p text:style-name="P23"/>
      <text:p text:style-name="P24">If we take a step back and look at 3D printing as a whole, we can notice <text:span text:style-name="T59">it is</text:span> composed of several <text:span text:style-name="T57">key</text:span> parts. The first is the printing surface. Whether it be a heated aluminum sheet or a glass pane covered in tape, the plastic needs a surface to begin printing on. <text:span text:style-name="T58">This surface</text:span> is commonly referred to as the printing bed. <text:span text:style-name="T56">The next component is the raw material. Plastic is a very common material for printing and we usually encounter it in two raw forms, either as a liquid or as rolled wire known as filament. The next component is a device that takes the plastic in its raw form and transforms it into its final form and the last component is a mechanism that places the plastic on the printing bed. If we put all these pieces together, we get a machine that produces an object in three dimensional space.</text:span></text:p>
      <text:p text:style-name="P10"/>
      <text:p text:style-name="P51">There still lies a software aspect to 3D printing. Typically, the process of designing and printing a model begins with a computer aided design program (CAD). These programs are very user friendly and allow you to see how the model will look before being printed. </text:p>
      <text:p text:style-name="P9"/>
      <text:p text:style-name="P14">Afterwards, the model is typically <text:span text:style-name="T21">exported as an STL file before being converted</text:span> <text:span text:style-name="T22">into</text:span> <text:span text:style-name="T21">G-</text:span>code, <text:span text:style-name="T22">which is</text:span> fed directly to the printer. Before the printing can begin, <text:span text:style-name="T22">th</text:span>ere are many decisions <text:span text:style-name="T22">that need to be</text:span> made, such as what material will be used, the resolution of the print, fill density, whether to use a heat bed, what temperature to use in order to avoid print deformations, <text:span text:style-name="T24">etc</text:span>. <text:span text:style-name="T22">T</text:span>he printer <text:span text:style-name="T22">also </text:span>needs to be properly prepared and calibrated <text:span text:style-name="T23">to achieve a successful print.</text:span></text:p>
      <text:p text:style-name="P13"/>
      <text:p text:style-name="P12"><text:span text:style-name="T2">A print can last anywhere from a few minutes to a few days depending on the size, complexity and resolution of the print. </text:span>The final step after the printer is finished is to finalize the part. <text:span text:style-name="T3">Since the printer layers materials on top of each other, the print won’t be as smooth as a molded part. Many like to sand, paint or dip the printed models in various chemicals to achieve various effects.</text:span></text:p>
      <text:p text:style-name="P11"/>
      <text:p text:style-name="P25">In all, the process is long and differs between different printers. Many things can be automated, calibration for instance, however this raises the price of these machines and make them more inaccessible to the public. </text:p>
      <text:p text:style-name="P25"/>
      <text:p text:style-name="P25"><text:span text:style-name="T60">The reason printers have become so popular and accessible is because of how many of them are open-sourced. </text:span>The aim of <text:span text:style-name="T61">many of these </text:span>project<text:span text:style-name="T61">s</text:span> is to create a reliable and friendly printer that can be used as a learning tool.</text:p>
      <text:p text:style-name="P22"/>
      <text:p text:style-name="P8">Types of 3D Printers</text:p>
      <text:p text:style-name="P29">Stereolithography (SLA)</text:p>
      <text:p text:style-name="P26"><text:span text:style-name="T40">This method of printing is one of the oldest and simplest to implement. The basic premise is to have a UV laser cause a chemical reaction in a vat of photopolymer resin to form polymers. The laser draws a 2 dimensional shape and builds layers to form the complete object. </text:span><text:span text:style-name="T41">T</text:span><text:span text:style-name="T42">his technology is rarely used to produce final products, but rather to rapidly prototype and visualise designs.</text:span></text:p>
      <text:p text:style-name="P37"/>
      <text:p text:style-name="P27">Digital Light Processing (DLP)</text:p>
      <text:p text:style-name="P27"><text:span text:style-name="T25">This process is very similar to SLA printing. DLP printers </text:span><text:span text:style-name="T38">dispose</text:span><text:span text:style-name="T25"> of the laser and use more conventional sources of light, most commonly projectors. This light shines on a vat of liquid plastic resin which hardens quickly when in contact with large amounts of light. </text:span><text:span text:style-name="T26">The object is created layer by layer exactly like the SLA method.</text:span><text:span text:style-name="T27"> </text:span><text:span text:style-name="T28">The advantage it has over SLA printing is that it is much faster. Unlike the SLA printer where the laser slowly creates a layer of plastic, the DLP printer creates an entire layer at once.</text:span></text:p>
      <text:p text:style-name="P38"><text:tab/></text:p>
      <text:p text:style-name="P38"><text:tab/>Pros:<text:tab/>Very high quality prints</text:p>
      <text:p text:style-name="P26"><text:span text:style-name="T41"><text:tab/><text:tab/></text:span><text:span text:style-name="T43">Capable of making small parts</text:span></text:p>
      <text:p text:style-name="P38"/>
      <text:p text:style-name="P38"><text:tab/>Cons:<text:tab/>The resin is expensive</text:p>
      <text:p text:style-name="P38"><text:tab/><text:tab/>The finished product maybe brittle and breaksdown under UV light</text:p>
      <text:p text:style-name="P26"><text:soft-page-break/><text:span text:style-name="T41"><text:tab/><text:tab/></text:span><text:span text:style-name="T43">Takes a long time to print</text:span></text:p>
      <text:p text:style-name="P39"/>
      <text:p text:style-name="P28">Fused Deposition Modelin<text:span text:style-name="T44">g</text:span> (FDM)</text:p>
      <text:p text:style-name="P36">This process takes advantage of thermoplastics. Objects are buil<text:span text:style-name="T62">t</text:span> from the bottom up by heating a thermoplastic filament <text:span text:style-name="T45">to its melting point</text:span> and extruding <text:span text:style-name="T45">it layer by layer</text:span>. <text:span text:style-name="T46">This has many advantages over its counterparts, it allows for printing of more materials in one build, the plastics have better chemical and physical properties and the filament is much cheaper than vats of resin.</text:span></text:p>
      <text:p text:style-name="P36"/>
      <text:p text:style-name="P36"><text:tab/><text:span text:style-name="T47">Pros:<text:tab/>Can make low resolution parts faster and stronger</text:span></text:p>
      <text:p text:style-name="P36"><text:tab/><text:tab/><text:span text:style-name="T47">Low cost plastic filament</text:span></text:p>
      <text:p text:style-name="P36"><text:tab/><text:tab/><text:span text:style-name="T48">Higher quality plastics</text:span></text:p>
      <text:p text:style-name="P36"><text:tab/><text:tab/><text:span text:style-name="T50">Capable of printing many materials at once</text:span></text:p>
      <text:p text:style-name="P36"/>
      <text:p text:style-name="P36"><text:tab/><text:span text:style-name="T49">Cons:<text:tab/>Lower quality prints</text:span></text:p>
      <text:p text:style-name="P36"><text:tab/><text:tab/></text:p>
      <text:p text:style-name="P36"/>
      <text:p text:style-name="P36"/>
      <text:p text:style-name="P40">There are many more methods and processes, each more advanced than the last. However, the two leading technologies are DLP and FDM printing.</text:p>
      <text:p text:style-name="P36"/>
      <text:p text:style-name="P46">A general comparison between the two leading technologies would show that DLP printing can make prints of incredible detail at a cost of physical robustness, while FDM prints are much stronger but loose on quality of print. A common conclusion is that both are useful in an engineers workshop, they both have their use cases depending on the task on hand.</text:p>
      <text:p text:style-name="P46"/>
      <text:p text:style-name="P50">Variations of FDM Printers</text:p>
      <text:p text:style-name="P47">With FDM printing, a plastic is heated to its melting point and extruded in a specific pattern. In order to achieve a pattern, a mechanical machine is required to draw it with the plastic. <text:span text:style-name="T54">This mechanism has to be able to move in 3 dimensional space to produce the 3D structure. There are many schools of thought to achieve this. The two leading ones are Delta and Cartesian printers.</text:span></text:p>
      <text:p text:style-name="P47"/>
      <text:p text:style-name="P32">Delta Printer</text:p>
      <text:p text:style-name="P32"><text:span text:style-name="T25">These printers typically have three vertical axises,</text:span><text:span text:style-name="T29"> each axis </text:span><text:span text:style-name="T25">allow</text:span><text:span text:style-name="T29">s</text:span><text:span text:style-name="T25"> the up and down movement of a rod. </text:span><text:span text:style-name="T29">A</text:span><text:span text:style-name="T25">ll three rods connect in the center </text:span><text:span text:style-name="T29">where the</text:span><text:span text:style-name="T25"> extruder </text:span><text:span text:style-name="T29">is located</text:span><text:span text:style-name="T25">. </text:span><text:span text:style-name="T29">To calculate the position of the printer head, </text:span><text:span text:style-name="T30">the use of</text:span><text:span text:style-name="T29"> trigonometr</text:span><text:span text:style-name="T30">ic functions</text:span><text:span text:style-name="T29"> </text:span><text:span text:style-name="T30">are</text:span><text:span text:style-name="T29"> necessary. </text:span></text:p>
      <text:p text:style-name="P52"/>
      <text:p text:style-name="P32"><text:span text:style-name="T29"><text:tab/></text:span><text:span text:style-name="T31">Pros:<text:tab/>Very fast movements</text:span></text:p>
      <text:p text:style-name="P53"><text:tab/><text:tab/>Large printing volume</text:p>
      <text:p text:style-name="P53"><text:tab/><text:tab/>Small footprint</text:p>
      <text:p text:style-name="P53"/>
      <text:p text:style-name="P54"><text:tab/>Cons:<text:tab/>Complex to build, maintain and calibrate</text:p>
      <text:p text:style-name="P33"><text:span text:style-name="T31"><text:tab/><text:tab/></text:span><text:span text:style-name="T32">Experience extruder problems as the motor is separated from the printer nozzle</text:span></text:p>
      <text:p text:style-name="P55"/>
      <text:p text:style-name="P65">Cartesian Printer</text:p>
      <text:p text:style-name="P34"><text:span text:style-name="T33">The reason these are so popular is because they are simple. They have three axises, each moves in either the x, y or z direction. Therefore the position of the extruder is already directly </text:span><text:span text:style-name="T35">accessible</text:span><text:span text:style-name="T33">, as apposed to the delta printer where extra calculations are necessary. </text:span><text:span text:style-name="T34">To further categorize the Cartesian printer, we can divide them into</text:span><text:span text:style-name="T33"> printers </text:span><text:span text:style-name="T34">where the</text:span><text:span text:style-name="T33"> bed </text:span><text:span text:style-name="T34">does </text:span><text:span text:style-name="T33">the x motion and the extruder does the y and z </text:span><text:span text:style-name="T35">motions </text:span><text:span text:style-name="T33">or the bed </text:span><text:span text:style-name="T35">does</text:span><text:span text:style-name="T33"> the z </text:span><text:span text:style-name="T35">motion</text:span><text:span text:style-name="T33"> and the extruder moves in the x and y </text:span><text:span text:style-name="T35">directions. </text:span><text:span text:style-name="T36">These types of mechanisms are also commonly seen in CNC mills and even 2D printers </text:span><text:span text:style-name="T39">except of course </text:span><text:span text:style-name="T36">without the z axis.</text:span></text:p>
      <text:p text:style-name="P56"><text:tab/></text:p>
      <text:p text:style-name="P34"><text:span text:style-name="T35"><text:tab/></text:span><text:span text:style-name="T36">Pros:<text:tab/>Low cost</text:span></text:p>
      <text:p text:style-name="P57"><text:tab/><text:tab/>Simple to build, maintain and calibrate</text:p>
      <text:p text:style-name="P57"><text:tab/><text:tab/>Can print with great accuracy</text:p>
      <text:p text:style-name="P57"/>
      <text:p text:style-name="P57"><text:tab/>Cons:<text:tab/>Larger than delta printers</text:p>
      <text:p text:style-name="P57"><text:tab/><text:tab/>Slower than delta printers</text:p>
      <text:p text:style-name="P57"><text:soft-page-break/></text:p>
      <text:p text:style-name="P35"><text:span text:style-name="T36">T</text:span><text:span text:style-name="T25">here are many other methods of printing; Six-Axis printers, SCARA printers and </text:span><text:span text:style-name="T37">Polar printers. However, as the complexity increases, so does the likelihood of a failed print or unforeseen problems. </text:span></text:p>
      <text:p text:style-name="P53"/>
      <text:p text:style-name="P36"/>
      <text:p text:style-name="P2">Modeling Software</text:p>
      <text:p text:style-name="P3"><text:span text:style-name="T4">The process </text:span><text:span text:style-name="T6">that begins</text:span><text:span text:style-name="T4"> from the conception of an idea to the finalized product requires many tools and softwares. Usually the first software that needs to be chosen is the 3D modeling software. </text:span></text:p>
      <text:p text:style-name="P15"/>
      <text:p text:style-name="P4"><text:span text:style-name="T7">The </text:span><text:span text:style-name="T4">decision </text:span><text:span text:style-name="T7">as to which software will be the best</text:span><text:span text:style-name="T4"> needs to </text:span><text:span text:style-name="T8">be </text:span><text:span text:style-name="T4">based on your hardware, </text:span><text:span text:style-name="T7">precision,</text:span><text:span text:style-name="T4"> experience </text:span><text:span text:style-name="T7">and </text:span><text:span text:style-name="T8">budget</text:span><text:span text:style-name="T4">. Since 3D printing has been popularized, many user friendly modeling software</text:span><text:span text:style-name="T17">s</text:span><text:span text:style-name="T4"> ha</text:span><text:span text:style-name="T17">ve</text:span><text:span text:style-name="T4"> been released such as Cura, Craftware, 123D Catch and TinkerCAD from Autodesk and 3D Slash to name a few. These allow beginners to easily access the market and try their hand at designing. However they often lack functionality or precision. </text:span></text:p>
      <text:p text:style-name="P16"/>
      <text:p text:style-name="P4"><text:span text:style-name="T4">More advanced modeling software includes </text:span><text:span text:style-name="T5">Sketchup and the program that we will be using, FreeCAD. </text:span><text:span text:style-name="T8">The last group of modeling softwares include professional suites, which require capable hardware and come at a larger price.</text:span></text:p>
      <text:p text:style-name="P17"/>
      <text:p text:style-name="P5"><text:span text:style-name="T4">FreeCAD is a free open-source parametric 3D modeling application that runs on most operating systems. The largest advantage is that it is parametric based, meaning all objects are controlled by parameters allowing for very precise builds. </text:span><text:span text:style-name="T9">The downside is that there is a learning curve to overcome and might be difficult to produce error free builds without prior experience with CAD software. </text:span></text:p>
      <text:p text:style-name="P18"/>
      <text:p text:style-name="P5"><text:span text:style-name="T10">After your model is complete, it will need to be exported as an STL</text:span><text:span text:style-name="T11">(STereoLithography)</text:span><text:span text:style-name="T10"> file. </text:span><text:span text:style-name="T11">This format is an agreed upon norm, the model is described by its triangulated surface geometry. It is convenient to first convert the solid model into a mesh before exporting as an STL, </text:span><text:span text:style-name="T12">however it is not always necessary.</text:span></text:p>
      <text:p text:style-name="P19"/>
      <text:p text:style-name="P6"><text:span text:style-name="T12">A </text:span><text:span text:style-name="T4">very useful software is Slic3r. Slic3r, as the name suggests, slices the object into layers and decides the best way </text:span><text:span text:style-name="T14">for </text:span><text:span text:style-name="T4">the printer to maneuver the </text:span><text:span text:style-name="T13">print</text:span><text:span text:style-name="T4">. </text:span><text:span text:style-name="T13">This software is printer specific, you need to provide all information about your printer including nozzle thickness, print quality, temperatures etc.</text:span><text:span text:style-name="T4"> </text:span><text:span text:style-name="T14">Then based on the information provided, </text:span><text:span text:style-name="T18">the Slic3r</text:span><text:span text:style-name="T14"> </text:span><text:span text:style-name="T4">converts</text:span><text:span text:style-name="T14"> </text:span><text:span text:style-name="T19">a </text:span><text:span text:style-name="T4">STL object into G-code, which </text:span><text:span text:style-name="T19">are</text:span><text:span text:style-name="T4"> step by step instructions for the 3D printer. </text:span></text:p>
      <text:p text:style-name="P20"/>
      <text:p text:style-name="P21">The G-code can be loaded into the printer interface. The printer interface show<text:span text:style-name="T63">s</text:span> you information such as sensor readings, <text:span text:style-name="T63">number of </text:span>layers printed, estimated time left and allows manual control over the printer through G-code in the terminal or <text:span text:style-name="T64">through a</text:span> more friendlier user interface.</text:p>
      <text:p text:style-name="P21"/>
      <text:p text:style-name="P7"><text:span text:style-name="T4">This covers the software portion of 3D printing. Due to the nature of 3D printing being open-source, so are most of the softwares. That is why many come at no price at all and </text:span><text:span text:style-name="T20">are multi-platform</text:span><text:span text:style-name="T4">. </text:span><text:span text:style-name="T15">Many times it is useful to have several programs </text:span><text:span text:style-name="T16">installed </text:span><text:span text:style-name="T15">depending on </text:span><text:span text:style-name="T16">the task at hand</text:span><text:span text:style-name="T15">. For instance TinkerCAD allows for very quick modeling and having a print ready in minutes, whereas FreeCAD requires more attention to detail and the process of designing is much more time consuming, </text:span><text:span text:style-name="T16">but allows for precise models</text:span><text:span text:style-name="T15">.</text:span></text:p>
      <text:p text:style-name="P41"/>
      <text:p text:style-name="P41"/>
      <text:p text:style-name="P41"/>
      <text:p text:style-name="P41"/>
      <text:p text:style-name="P48">Calibration <text:span text:style-name="T52">and Maintenance</text:span></text:p>
      <text:p text:style-name="P42">Calibration is a very important to have well printed parts. <text:span text:style-name="T51">There are several calibration procedures that need to be done only once, and others that are more routine. For instance, when a printer is first turned on, the amount of current going into the motors needs to be tweaked, the thermistors need to be checked if they are showing accurate temperatures and the endstops need to be correctly positioned. Other routine procedures comprise of belt tensioning, bed leveling, extruder maintenance, motor scaling (making sure that 1mm is 1mm) and checking that all the cables are correctly connected and not damaged. These steps are important to not only ensure the print will go smoothly, but also as a safety precaution.</text:span></text:p>
      <text:p text:style-name="P42"/>
      <text:p text:style-name="P43"><text:soft-page-break/>This process can be enduring, however there are many ways to automate these processes. <text:span text:style-name="T53">Self-calibration can allow for more consistent prints by avoiding human errors and can greatly speed up the preparation time of the printer.</text:span></text:p>
      <text:p text:style-name="P43"/>
      <text:p text:style-name="P30">Endstop Scaling Calibration</text:p>
      <text:p text:style-name="P44"/>
      <text:p text:style-name="P44"/>
      <text:p text:style-name="P30">Bed Leveling</text:p>
      <text:p text:style-name="P44"/>
      <text:p text:style-name="P44"/>
      <text:p text:style-name="P31">Belt Tensioner</text:p>
      <text:p text:style-name="P45"/>
      <text:p text:style-name="P45"/>
      <text:p text:style-name="P49">Modularity</text:p>
      <text:p text:style-name="P45">Sooner or later the parts will need to be replaced or upgraded. Having a printer that can easily disassemble without unscrewing twenty bolts will prove to be more comfortable to work with. <text:span text:style-name="T55">However, sturdiness of the printer is obviously a priority. The goal is to have a printer that is easy to disassemble, yet doesn’t sacrifice on quality of print.</text:span></text:p>
      <text:p text:style-name="P45"/>
      <text:p text:style-name="P64">Applications of 3D Printing</text:p>
      <text:p text:style-name="P59"><text:span text:style-name="T1">In its early days, 3D printing was seen as the successor to the production line. However, because of its high production costs, it has found other more practical uses. The traditional method of mass producing plastic parts includes creating molds and injecting them with plastic. This is a quick and reliable method and remains to be one of the most efficient mass production processes. However with each new part, a new mold has to be created. This is the advantage of 3D printers, they allow each print to be easily customized without long prep work. The process of mass production of custimizable elements to create differentiating products is called mass customization and is almostly exculsively possible because of 3D printing technology. An example would be the production of custom fit prosthetics or smartphone companies providing personaly designed phone cases.</text:span></text:p>
      <text:p text:style-name="P58"/>
      <text:p text:style-name="P61">3D printers are perfect for rapid prototyping as they can print multiple pieces at once and don’t require <text:span text:style-name="T68">lengthy </text:span>special prep work. <text:span text:style-name="T66">Prototyping can be rather tedious with other methods such as with molding, where for every iteration of the product a new mold has to be created. Printing makes the development of new products and research much easier and more accessible as specialized tools are not needed.</text:span></text:p>
      <text:p text:style-name="P60"/>
      <text:p text:style-name="P62">The effects of 3D printing are quickly spreading to medical applications as well. <text:span text:style-name="T67">Today we</text:span> can order custom fit 3D printed prosthetics, <text:span text:style-name="T67">but</text:span> in a <text:span text:style-name="T67">matter of years </text:span>bio-printed organ<text:span text:style-name="T67">s will become accessible</text:span>. <text:span text:style-name="T65">3D printers have also shown up in the apparel and jewelry business as artists have new ways of expressing their ideas. The Zero-G printer can print in zero gravity, this makes it possible to simply send a 3D printer into space and <text:s/>create tools only when they are needed, saving on fuel and costs. The 3D printer has become widespread and are a crucial part in many processes.</text:span></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17:55.762020855</meta:creation-date>
    <meta:generator>LibreOffice/5.1.6.2$Linux_x86 LibreOffice_project/10m0$Build-2</meta:generator>
    <dc:date>2017-03-19T14:54:38.226238237</dc:date>
    <meta:editing-duration>PT3H49M44S</meta:editing-duration>
    <meta:editing-cycles>158</meta:editing-cycles>
    <meta:document-statistic meta:table-count="0" meta:image-count="0" meta:object-count="0" meta:page-count="4" meta:paragraph-count="68" meta:word-count="2208" meta:character-count="13151" meta:non-whitespace-character-count="10962"/>
  </office:meta>
</office:document-meta>
</file>